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~repeatsection|test::count~</text:p>
      <text:p text:style-name="Standard"/>
      <text:p text:style-name="Standard">blah blah</text:p>
      <text:p text:style-name="Standard"/>
      <text:p text:style-name="Standard">~endrepeatsection|test::count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6-04T14:51:23.88</meta:creation-date>
    <meta:document-statistic meta:table-count="0" meta:image-count="0" meta:object-count="0" meta:page-count="1" meta:paragraph-count="3" meta:word-count="4" meta:character-count="66"/>
    <dc:date>2010-06-04T15:15:52.95</dc:date>
    <dc:creator>Brian Kulyk</dc:creator>
    <meta:editing-duration>PT00H24M29S</meta:editing-duration>
    <meta:editing-cycles>1</meta:editing-cycles>
    <meta:generator>OpenOffice.org/3.2$Win32 OpenOffice.org_project/320m12$Build-9483</meta:generator>
  </office:meta>
</office:document-meta>
</file>